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P2" style:family="paragraph" style:parent-style-name="Standard">
      <style:text-properties officeooo:paragraph-rsid="00204ce3"/>
    </style:style>
    <style:style style:name="P3" style:family="paragraph" style:parent-style-name="Standard">
      <style:paragraph-properties fo:break-before="page"/>
      <style:text-properties officeooo:paragraph-rsid="00204ce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/>When I log in as administrator I want to be able to see the </text:p>
      <text:p text:style-name="Standard"><text:s text:c="2"/>personal finance transactions associated with a particular user </text:p>
      <text:p text:style-name="Standard"><text:s text:c="2"/>so that I may make correction as necessary. How can the </text:p>
      <text:p text:style-name="Standard"><text:s text:c="2"/>administrator see their own Personal Finance as well as thos of </text:p>
      <text:p text:style-name="Standard"><text:s text:c="2"/>others, think through how we could implement this. I am thinking </text:p>
      <text:p text:style-name="Standard"><text:s text:c="2"/>of having a dropdown with usernames/emaployes and count of their </text:p>
      <text:p text:style-name="Standard"><text:s text:c="2"/>transactions so that I can look. Globaly contractors can work on </text:p>
      <text:p text:style-name="Standard"><text:s text:c="2"/>multiple projects, the admin should be able to access the </text:p>
      <text:p text:style-name="Standard"><text:s text:c="2"/>contract management an see all contractors irrespective of who </text:p>
      <text:p text:style-name="Standard"><text:s text:c="2"/>created them. Right now there is one contractor who was paid but </text:p>
      <text:p text:style-name="Standard"><text:s text:c="2"/>that transction does not show for that contractor. I would like </text:p>
      <text:p text:style-name="Standard"><text:s text:c="2"/>to to view a contractor as well as all payment details for him. </text:p>
      <text:p text:style-name="Standard"><text:s text:c="2"/>Let me know what you come up with, detailed tasks and then will </text:p>
      <text:p text:style-name="Standard"><text:s text:c="2"/>approve before we start work</text:p>
      <text:p text:style-name="Standard"/>
      <text:p text:style-name="Standard">✻ Thinking…</text:p>
      <text:p text:style-name="Standard"/>
      <text:p text:style-name="Standard"><text:s text:c="2"/>The user is asking for several administrative features:</text:p>
      <text:p text:style-name="Standard"/>
      <text:p text:style-name="Standard"><text:s text:c="2"/>1. Admin Personal Finance Access: Administrators should be able to </text:p>
      <text:p text:style-name="Standard"><text:s text:c="2"/>view personal finance transactions for any user, not just their </text:p>
      <text:p text:style-name="Standard"><text:s text:c="2"/>own. They want a dropdown to select users/employees and see their </text:p>
      <text:p text:style-name="Standard"><text:s text:c="2"/>transaction counts.</text:p>
      <text:p text:style-name="Standard"><text:s text:c="2"/>2. Global Contractor Management: Administrators should see all </text:p>
      <text:p text:style-name="Standard"><text:s text:c="2"/>contractors regardless of who created them (currently it's filtered</text:p>
      <text:p text:style-name="Standard"><text:s text:c="3"/>by createdBy).</text:p>
      <text:p text:style-name="Standard"><text:s text:c="2"/>3. Contractor Payment Details: There's an issue where a contractor </text:p>
      <text:p text:style-name="Standard"><text:s text:c="2"/>was paid but the transaction doesn't show for that contractor. They</text:p>
      <text:p text:style-name="Standard"><text:s text:c="3"/>want to view a contractor and see all payment details.</text:p>
      <text:p text:style-name="Standard"/>
      <text:p text:style-name="Standard"><text:s text:c="2"/>Let me think through the implementation:</text:p>
      <text:p text:style-name="Standard"/>
      <text:p text:style-name="Standard"><text:s text:c="2"/>1. Admin Personal Finance Access</text:p>
      <text:p text:style-name="Standard"/>
      <text:p text:style-name="Standard"><text:s text:c="2"/>Currently, personal finance is user-specific. We need:</text:p>
      <text:p text:style-name="Standard"><text:s text:c="2"/>- A new admin route like /admin/personal-finance or extend existing</text:p>
      <text:p text:style-name="Standard"><text:s text:c="3"/>personal finance with admin capabilities</text:p>
      <text:p text:style-name="Standard"><text:s text:c="2"/>- User/employee selector dropdown with transaction counts</text:p>
      <text:p text:style-name="Standard"><text:s text:c="2"/>- Ability to view/edit transactions for selected users</text:p>
      <text:p text:style-name="Standard"><text:s text:c="2"/>- Proper permission checks (system admin only)</text:p>
      <text:p text:style-name="Standard"/>
      <text:p text:style-name="Standard"><text:s text:c="2"/>2. Global Contractor Management</text:p>
      <text:p text:style-name="Standard"/>
      <text:p text:style-name="Standard"><text:s text:c="2"/>Currently in /api/personal/contractors/route.ts, the query filters </text:p>
      <text:p text:style-name="Standard"><text:s text:c="2"/>by:</text:p>
      <text:p text:style-name="Standard"><text:s text:c="2"/>where: {</text:p>
      <text:p text:style-name="Standard"><text:s text:c="4"/>status: 'active',</text:p>
      <text:p text:style-name="Standard"><text:s text:c="4"/>constructionProject: {</text:p>
      <text:p text:style-name="Standard"><text:s text:c="6"/>createdBy: session.user.id <text:s/>// This limits to user's own <text:s text:c="6"/></text:p>
      <text:p text:style-name="Standard"><text:soft-page-break/><text:s text:c="2"/>projects</text:p>
      <text:p text:style-name="Standard"><text:s text:c="4"/>}</text:p>
      <text:p text:style-name="Standard"><text:s text:c="2"/>}</text:p>
      <text:p text:style-name="Standard"/>
      <text:p text:style-name="Standard"><text:s text:c="2"/>For admins, we need to remove this filter or make it conditional. <text:s/></text:p>
      <text:p text:style-name="Standard"/>
      <text:p text:style-name="Standard"><text:s text:c="2"/>3. Contractor Payment Details Issue</text:p>
      <text:p text:style-name="Standard"/>
      <text:p text:style-name="Standard"><text:s text:c="2"/>The issue mentioned is that a contractor was paid but the </text:p>
      <text:p text:style-name="Standard"><text:s text:c="2"/>transaction doesn't show. This could be:</text:p>
      <text:p text:style-name="Standard"><text:s text:c="2"/>- The payment was made as a personal expense but not linked to the </text:p>
      <text:p text:style-name="Standard"><text:s text:c="2"/>contractor properly</text:p>
      <text:p text:style-name="Standard"><text:s text:c="2"/>- The contractor payment relationship isn't being displayed <text:s text:c="7"/></text:p>
      <text:p text:style-name="Standard"><text:s text:c="2"/>correctly</text:p>
      <text:p text:style-name="Standard"><text:s text:c="2"/>- The contractor might be linked to a different project/user <text:s text:c="6"/></text:p>
      <text:p text:style-name="Standard"/>
      <text:p text:style-name="Standard"><text:s text:c="2"/>Let me analyze the current payment flow:</text:p>
      <text:p text:style-name="Standard"><text:s text:c="2"/>- Personal expenses can be made to contractors</text:p>
      <text:p text:style-name="Standard"><text:s text:c="2"/>- These create ProjectTransaction records</text:p>
      <text:p text:style-name="Standard"><text:s text:c="2"/>- The contractor page should show these transactions</text:p>
      <text:p text:style-name="Standard"/>
      <text:p text:style-name="Standard"><text:s text:c="2"/>Let me create a detailed plan with tasks.</text:p>
      <text:p text:style-name="Standard"/>
      <text:p text:style-name="Standard">● I'll analyze the requirements and create a detailed</text:p>
      <text:p text:style-name="Standard"><text:s text:c="2"/>implementation plan for administrator access to personal</text:p>
      <text:p text:style-name="Standard"><text:s text:c="2"/>finance and global contractor management.</text:p>
      <text:p text:style-name="Standard"/>
      <text:p text:style-name="Standard">✻ Thinking…</text:p>
      <text:p text:style-name="Standard"/>
      <text:p text:style-name="Standard"><text:s text:c="2"/>Let me analyze the current system first to understand the </text:p>
      <text:p text:style-name="Standard"><text:s text:c="2"/>limitations:</text:p>
      <text:p text:style-name="Standard"/>
      <text:p text:style-name="Standard"><text:s text:c="2"/>1. Personal Finance API - look at the route to see current access </text:p>
      <text:p text:style-name="Standard"><text:s text:c="2"/>control</text:p>
      <text:p text:style-name="Standard"><text:s text:c="2"/>2. Contractor Management API - see how it's currently filtered</text:p>
      <text:p text:style-name="Standard"><text:s text:c="2"/>3. Payment/Transaction linking - understand how contractor payments</text:p>
      <text:p text:style-name="Standard"><text:s text:c="3"/>are tracked</text:p>
      <text:p text:style-name="Standard"/>
      <text:p text:style-name="Standard"><text:s text:c="2"/>Then I'll design the solution.</text:p>
      <text:p text:style-name="Standard"/>
      <text:p text:style-name="Standard">● Let me first analyze the current system limitations to</text:p>
      <text:p text:style-name="Standard"><text:s text:c="2"/>understand exactly what needs to be changed:</text:p>
      <text:p text:style-name="Standard"/>
      <text:p text:style-name="Standard">● Read(src\app\api\personal\expenses\route.ts)</text:p>
      <text:p text:style-name="Standard"><text:s text:c="2"/>⎿ <text:s/>Read 30 lines (ctrl+o to expand)</text:p>
      <text:p text:style-name="Standard"/>
      <text:p text:style-name="Standard">✻ Thinking…</text:p>
      <text:p text:style-name="Standard"/>
      <text:p text:style-name="Standard"><text:s text:c="2"/>I can see the current limitation - line 25 shows that personal </text:p>
      <text:p text:style-name="Standard"><text:soft-page-break/><text:s text:c="2"/>expenses are filtered by userId: session.user.id, which only shows </text:p>
      <text:p text:style-name="Standard"><text:s text:c="2"/>the current user's expenses. For admins, we need to be able to </text:p>
      <text:p text:style-name="Standard"><text:s text:c="2"/>query expenses for any user.</text:p>
      <text:p text:style-name="Standard"/>
      <text:p text:style-name="Standard"><text:s text:c="2"/>Let me also check the contractors API to see how it's currently </text:p>
      <text:p text:style-name="Standard"><text:s text:c="2"/>limited.</text:p>
      <text:p text:style-name="Standard"/>
      <text:p text:style-name="Standard">● Read(src\app\api\personal\contractors\route.ts)</text:p>
      <text:p text:style-name="Standard"><text:s text:c="2"/>⎿ <text:s/>Read 15 lines (ctrl+o to expand)</text:p>
      <text:p text:style-name="Standard"/>
      <text:p text:style-name="Standard">✻ Thinking…</text:p>
      <text:p text:style-name="Standard"/>
      <text:p text:style-name="Standard"><text:s text:c="2"/>Perfect! I can see the second limitation - line 47 shows that </text:p>
      <text:p text:style-name="Standard"><text:s text:c="2"/>contractors are filtered by createdBy: session.user.id, which only </text:p>
      <text:p text:style-name="Standard"><text:s text:c="2"/>shows contractors from projects created by the current user.</text:p>
      <text:p text:style-name="Standard"/>
      <text:p text:style-name="Standard"><text:s text:c="2"/>Now let me check how contractors and payments are currently </text:p>
      <text:p text:style-name="Standard"><text:s text:c="2"/>displayed to understand the payment visibility issue.</text:p>
      <text:p text:style-name="Standard"/>
      <text:p text:style-name="Standard">● Read(src\app\contractors\page.tsx)</text:p>
      <text:p text:style-name="Standard"><text:s text:c="2"/>⎿ <text:s/>Read 30 lines (ctrl+o to expand)</text:p>
      <text:p text:style-name="Standard"/>
      <text:p text:style-name="Standard">✻ Thinking…</text:p>
      <text:p text:style-name="Standard"/>
      <text:p text:style-name="Standard"><text:s text:c="2"/>Interesting! I see that the contractors page is fetching from </text:p>
      <text:p text:style-name="Standard"><text:s text:c="2"/>/api/persons instead of /api/personal/contractors. Let me check </text:p>
      <text:p text:style-name="Standard"><text:s text:c="2"/>what the /api/persons endpoint returns to understand how </text:p>
      <text:p text:style-name="Standard"><text:s text:c="2"/>contractors are being displayed and why payment details might not </text:p>
      <text:p text:style-name="Standard"><text:s text:c="2"/>be showing.</text:p>
      <text:p text:style-name="Standard"/>
      <text:p text:style-name="Standard">● Read(src\app\api\persons\route.ts)</text:p>
      <text:p text:style-name="Standard"><text:s text:c="2"/>⎿ <text:s/>Read 199 lines (ctrl+o to expand)</text:p>
      <text:p text:style-name="Standard"/>
      <text:p text:style-name="Standard">✻ Thinking…</text:p>
      <text:p text:style-name="Standard"/>
      <text:p text:style-name="Standard"><text:s text:c="2"/>Excellent! Now I understand the full picture. Let me analyze what I</text:p>
      <text:p text:style-name="Standard"><text:s text:c="3"/>found:</text:p>
      <text:p text:style-name="Standard"/>
      <text:p text:style-name="Standard"><text:s text:c="2"/>Current System Analysis</text:p>
      <text:p text:style-name="Standard"/>
      <text:p text:style-name="Standard"><text:s text:c="2"/>1. Personal Finance Access: Currently limited to userId: </text:p>
      <text:p text:style-name="Standard"><text:s text:c="2"/>session.user.id in /api/personal/expenses</text:p>
      <text:p text:style-name="Standard"><text:s text:c="2"/>2. Contractor Access: /api/personal/contractors is limited to </text:p>
      <text:p text:style-name="Standard"><text:s text:c="2"/>projects created by the user, but /api/persons shows all persons </text:p>
      <text:p text:style-name="Standard"><text:s text:c="2"/>without user filtering - that's interesting!</text:p>
      <text:p text:style-name="Standard"><text:s text:c="2"/>3. Payment Visibility: The /api/persons endpoint includes _count </text:p>
      <text:p text:style-name="Standard"><text:s text:c="2"/>for projectTransactions (line 52), so it should show transaction </text:p>
      <text:p text:style-name="Standard"><text:s text:c="2"/>counts, but it's not including the actual transaction details. <text:s text:c="4"/></text:p>
      <text:p text:style-name="Standard"/>
      <text:p text:style-name="Standard"><text:soft-page-break/><text:s text:c="2"/>Issues Identified</text:p>
      <text:p text:style-name="Standard"/>
      <text:p text:style-name="Standard"><text:s text:c="2"/>1. Personal Finance: Admin can't see other users' transactions <text:s text:c="4"/></text:p>
      <text:p text:style-name="Standard"><text:s text:c="2"/>2. Contractors (via /api/personal/contractors): Limited to user's <text:s/></text:p>
      <text:p text:style-name="Standard"><text:s text:c="2"/>projects only</text:p>
      <text:p text:style-name="Standard"><text:s text:c="2"/>3. Payment Details: While /api/persons shows transaction counts, it</text:p>
      <text:p text:style-name="Standard"><text:s text:c="3"/>doesn't include actual payment/transaction details for viewing <text:s text:c="3"/></text:p>
      <text:p text:style-name="Standard"/>
      <text:p text:style-name="Standard"><text:s text:c="2"/>Let me complete my analysis and create the implementation plan. <text:s text:c="3"/></text:p>
      <text:p text:style-name="Standard"/>
      <text:p text:style-name="Standard">✶ Compacting conversation… (esc to interrupt · ctrl+t to hide todos) </text:p>
      <text:p text:style-name="Standard"><text:s text:c="2"/>⎿ <text:s/>☒ Analyze current personal finance and contractor access <text:s text:c="7"/></text:p>
      <text:p text:style-name="Standard"><text:s text:c="7"/>limitations</text:p>
      <text:p text:style-name="Standard"><text:s text:c="5"/>☐ Design admin personal finance access with user selection <text:s text:c="5"/></text:p>
      <text:p text:style-name="Standard"><text:s text:c="5"/>☐ Design global contractor management for admins</text:p>
      <text:p text:style-name="Standard"><text:s text:c="5"/>☐ Investigate contractor payment visibility issue</text:p>
      <text:p text:style-name="P1">● Detailed Administrator Access Implementation Plan</text:p>
      <text:p text:style-name="Standard"/>
      <text:p text:style-name="Standard"><text:s text:c="2"/>Based on my analysis of the current system, here's the</text:p>
      <text:p text:style-name="Standard"><text:s text:c="2"/>comprehensive implementation plan for administrator access to</text:p>
      <text:p text:style-name="Standard"><text:s text:c="2"/>personal finance and contractor management:</text:p>
      <text:p text:style-name="Standard"/>
      <text:p text:style-name="Standard"><text:s text:c="2"/>Current System Limitations Identified:</text:p>
      <text:p text:style-name="Standard"/>
      <text:p text:style-name="Standard"><text:s text:c="2"/>1. Personal Finance: Limited to userId: session.user.id in</text:p>
      <text:p text:style-name="Standard"><text:s text:c="2"/>/api/personal/expenses (line 25)</text:p>
      <text:p text:style-name="Standard"><text:s text:c="2"/>2. Personal Contractors: Limited to createdBy: session.user.id <text:s text:c="4"/></text:p>
      <text:p text:style-name="Standard"><text:s text:c="2"/>in /api/personal/contractors (line 47)</text:p>
      <text:p text:style-name="Standard"><text:s text:c="2"/>3. Payment Visibility: Working correctly - PersonalExpense → <text:s text:c="6"/></text:p>
      <text:p text:style-name="Standard"><text:s text:c="2"/>ProjectTransaction → ProjectContractor → Person relationship <text:s text:c="6"/></text:p>
      <text:p text:style-name="Standard"><text:s text:c="2"/>chain is properly established</text:p>
      <text:p text:style-name="Standard"><text:s text:c="2"/>4. Admin Infrastructure: Already exists with</text:p>
      <text:p text:style-name="Standard"><text:s text:c="2"/>isSystemAdmin(user) checks and global user access patterns</text:p>
      <text:p text:style-name="Standard"/>
      <text:p text:style-name="Standard"><text:s text:c="2"/>---</text:p>
      <text:p text:style-name="Standard"><text:s text:c="2"/>Implementation Tasks:</text:p>
      <text:p text:style-name="Standard"/>
      <text:p text:style-name="Standard"><text:s text:c="2"/>1. Admin Personal Finance Access (4 tasks)</text:p>
      <text:p text:style-name="Standard"/>
      <text:p text:style-name="Standard"><text:s text:c="2"/>Task 1.1: Create Admin Personal Finance API Endpoint</text:p>
      <text:p text:style-name="Standard"><text:s text:c="2"/>- File: src/app/api/admin/personal-finance/route.ts</text:p>
      <text:p text:style-name="Standard"><text:s text:c="2"/>- Purpose: System admin endpoint to fetch any user's personal <text:s text:c="5"/></text:p>
      <text:p text:style-name="Standard"><text:s text:c="2"/>finance data</text:p>
      <text:p text:style-name="Standard"><text:s text:c="2"/>- Logic: Check isSystemAdmin(user), allow userId parameter, <text:s text:c="7"/></text:p>
      <text:p text:style-name="Standard"><text:s text:c="2"/>return expenses with projectTransactions included</text:p>
      <text:p text:style-name="Standard"><text:s text:c="2"/>- Estimated Time: 1 hour</text:p>
      <text:p text:style-name="Standard"/>
      <text:p text:style-name="Standard"><text:s text:c="2"/>Task 1.2: Create Admin Personal Finance User Selection API</text:p>
      <text:p text:style-name="Standard"><text:s text:c="2"/>- File: src/app/api/admin/personal-finance/users/route.ts</text:p>
      <text:p text:style-name="Standard"><text:s text:c="2"/>- Purpose: Get all users with personal finance activity and <text:s text:c="7"/></text:p>
      <text:p text:style-name="Standard"><text:s text:c="2"/>transaction counts</text:p>
      <text:p text:style-name="Standard"><text:s text:c="2"/>- Logic: Query users with personalExpenses count, return user <text:s text:c="5"/></text:p>
      <text:p text:style-name="Standard"><text:s text:c="2"/>list with transaction summary</text:p>
      <text:p text:style-name="Standard"><text:s text:c="2"/>- Estimated Time: 45 minutes</text:p>
      <text:p text:style-name="Standard"/>
      <text:p text:style-name="Standard"><text:s text:c="2"/>Task 1.3: Create Admin Personal Finance Page</text:p>
      <text:p text:style-name="Standard"><text:s text:c="2"/>- File: src/app/admin/personal-finance/page.tsx</text:p>
      <text:p text:style-name="Standard"><text:s text:c="2"/>- Purpose: Admin interface with user dropdown and transaction <text:s text:c="5"/></text:p>
      <text:p text:style-name="Standard"><text:s text:c="2"/>display</text:p>
      <text:p text:style-name="Standard"><text:s text:c="2"/>- Features: User selection dropdown with transaction counts, <text:s text:c="6"/></text:p>
      <text:p text:style-name="Standard"><text:s text:c="2"/>expense table, search/filter</text:p>
      <text:p text:style-name="Standard"><text:s text:c="2"/>- Estimated Time: 2 hours</text:p>
      <text:p text:style-name="Standard"/>
      <text:p text:style-name="Standard"><text:s text:c="2"/>Task 1.4: Create Admin Personal Finance Components</text:p>
      <text:p text:style-name="Standard"><text:s text:c="2"/>- File: src/components/admin/personal-finance-admin.tsx</text:p>
      <text:p text:style-name="Standard"><text:soft-page-break/><text:s text:c="2"/>- Purpose: Reusable admin personal finance management component <text:s text:c="3"/></text:p>
      <text:p text:style-name="Standard"><text:s text:c="2"/>- Features: User switcher, expense editing, transaction history <text:s text:c="3"/></text:p>
      <text:p text:style-name="Standard"><text:s text:c="2"/>- Estimated Time: 1.5 hours</text:p>
      <text:p text:style-name="Standard"/>
      <text:p text:style-name="Standard"><text:s text:c="2"/>2. Global Contractor Management (3 tasks)</text:p>
      <text:p text:style-name="Standard"/>
      <text:p text:style-name="Standard"><text:s text:c="2"/>Task 2.1: Enhance Persons API for Admin Access</text:p>
      <text:p text:style-name="Standard"><text:s text:c="2"/>- File: src/app/api/persons/route.ts (modify existing)</text:p>
      <text:p text:style-name="Standard"><text:s text:c="2"/>- Purpose: Add admin bypass for creator restrictions</text:p>
      <text:p text:style-name="Standard"><text:s text:c="2"/>- Logic: If isSystemAdmin(user), remove createdBy filters and <text:s text:c="5"/></text:p>
      <text:p text:style-name="Standard"><text:s text:c="2"/>show all contractors globally</text:p>
      <text:p text:style-name="Standard"><text:s text:c="2"/>- Estimated Time: 30 minutes</text:p>
      <text:p text:style-name="Standard"/>
      <text:p text:style-name="Standard"><text:s text:c="2"/>Task 2.2: Create Admin Contractor Management Page</text:p>
      <text:p text:style-name="Standard"><text:s text:c="2"/>- File: src/app/admin/contractors/page.tsx</text:p>
      <text:p text:style-name="Standard"><text:s text:c="2"/>- Purpose: Global contractor overview with payment tracking <text:s text:c="7"/></text:p>
      <text:p text:style-name="Standard"><text:s text:c="2"/>- Features: All contractors table, payment history per</text:p>
      <text:p text:style-name="Standard"><text:s text:c="2"/>contractor, project assignments</text:p>
      <text:p text:style-name="Standard"><text:s text:c="2"/>- Estimated Time: 2 hours</text:p>
      <text:p text:style-name="Standard"/>
      <text:p text:style-name="Standard"><text:s text:c="2"/>Task 2.3: Enhance Contractor Payment Visibility</text:p>
      <text:p text:style-name="Standard"><text:s text:c="2"/>- File: src/app/api/persons/[personId]/payments/route.ts (new) <text:s text:c="4"/></text:p>
      <text:p text:style-name="Standard"><text:s text:c="2"/>- Purpose: Dedicated API for contractor payment history</text:p>
      <text:p text:style-name="Standard"><text:s text:c="2"/>- Logic: Return all projectTransactions linked to contractor <text:s text:c="6"/></text:p>
      <text:p text:style-name="Standard"><text:s text:c="2"/>across all users</text:p>
      <text:p text:style-name="Standard"><text:s text:c="2"/>- Estimated Time: 1 hour</text:p>
      <text:p text:style-name="Standard"/>
      <text:p text:style-name="Standard"><text:s text:c="2"/>3. Admin UI Navigation &amp; Security (2 tasks)</text:p>
      <text:p text:style-name="Standard"/>
      <text:p text:style-name="Standard"><text:s text:c="2"/>Task 3.1: Add Admin Menu Items</text:p>
      <text:p text:style-name="Standard"><text:s text:c="2"/>- Files: src/components/layout/sidebar.tsx and navigation</text:p>
      <text:p text:style-name="Standard"><text:s text:c="2"/>components</text:p>
      <text:p text:style-name="Standard"><text:s text:c="2"/>- Purpose: Add "Personal Finance" and "Contractors" to admin <text:s text:c="6"/></text:p>
      <text:p text:style-name="Standard"><text:s text:c="2"/>menu section</text:p>
      <text:p text:style-name="Standard"><text:s text:c="2"/>- Features: System admin only visibility, proper routing</text:p>
      <text:p text:style-name="Standard"><text:s text:c="2"/>- Estimated Time: 30 minutes</text:p>
      <text:p text:style-name="Standard"/>
      <text:p text:style-name="Standard"><text:s text:c="2"/>Task 3.2: Implement Admin Route Protection</text:p>
      <text:p text:style-name="Standard"><text:s text:c="2"/>- Files: Use existing SystemAdminRoute component</text:p>
      <text:p text:style-name="Standard"><text:s text:c="2"/>- Purpose: Protect new admin pages with proper authentication <text:s text:c="5"/></text:p>
      <text:p text:style-name="Standard"><text:s text:c="2"/>- Logic: Wrap all new admin pages with SystemAdminRoute</text:p>
      <text:p text:style-name="Standard"><text:s text:c="2"/>- Estimated Time: 15 minutes</text:p>
      <text:p text:style-name="Standard"/>
      <text:p text:style-name="Standard"><text:s text:c="2"/>4. Payment Visibility Investigation &amp; Fix (2 tasks)</text:p>
      <text:p text:style-name="Standard"/>
      <text:p text:style-name="Standard"><text:s text:c="2"/>Task 4.1: Investigate Missing Payment Display</text:p>
      <text:p text:style-name="Standard"><text:s text:c="2"/>- Purpose: Debug why contractor payment transactions aren't <text:s text:c="7"/></text:p>
      <text:p text:style-name="Standard"><text:s text:c="2"/>showing</text:p>
      <text:p text:style-name="Standard"><text:s text:c="2"/>- Action: Review ProjectTransaction → PersonalExpense linkage <text:s text:c="5"/></text:p>
      <text:p text:style-name="Standard"><text:soft-page-break/><text:s text:c="2"/>in contractor view</text:p>
      <text:p text:style-name="Standard"><text:s text:c="2"/>- Files: Contractor display components and transaction APIs <text:s text:c="7"/></text:p>
      <text:p text:style-name="Standard"><text:s text:c="2"/>- Estimated Time: 45 minutes</text:p>
      <text:p text:style-name="Standard"/>
      <text:p text:style-name="Standard"><text:s text:c="2"/>Task 4.2: Fix Payment Visibility Issues</text:p>
      <text:p text:style-name="Standard"><text:s text:c="2"/>- Purpose: Ensure all contractor payments are properly</text:p>
      <text:p text:style-name="Standard"><text:s text:c="2"/>displayed</text:p>
      <text:p text:style-name="Standard"><text:s text:c="2"/>- Action: Update contractor detail views to include all linked <text:s text:c="4"/></text:p>
      <text:p text:style-name="Standard"><text:s text:c="2"/>transactions</text:p>
      <text:p text:style-name="Standard"><text:s text:c="2"/>- Files: Contractor components and transaction display logic <text:s text:c="6"/></text:p>
      <text:p text:style-name="Standard"><text:s text:c="2"/>- Estimated Time: 1 hour</text:p>
      <text:p text:style-name="Standard"/>
      <text:p text:style-name="Standard"><text:s text:c="2"/>---</text:p>
      <text:p text:style-name="Standard"><text:s text:c="2"/>Implementation Details:</text:p>
      <text:p text:style-name="Standard"/>
      <text:p text:style-name="Standard"><text:s text:c="2"/>Admin Personal Finance Features:</text:p>
      <text:p text:style-name="Standard"/>
      <text:p text:style-name="Standard"><text:s text:c="2"/>- User Selection Dropdown: Shows all users with personal</text:p>
      <text:p text:style-name="Standard"><text:s text:c="2"/>finance activity</text:p>
      <text:p text:style-name="Standard"><text:s text:c="2"/>- Transaction Count Display: "(23 transactions)" next to each <text:s text:c="5"/></text:p>
      <text:p text:style-name="Standard"><text:s text:c="2"/>user name</text:p>
      <text:p text:style-name="Standard"><text:s text:c="2"/>- Full Expense Access: View/edit any user's expenses,</text:p>
      <text:p text:style-name="Standard"><text:s text:c="2"/>contractor payments, loans</text:p>
      <text:p text:style-name="Standard"><text:s text:c="2"/>- Administrative Actions: Correct transactions, add notes,</text:p>
      <text:p text:style-name="Standard"><text:s text:c="2"/>approve/reject expenses</text:p>
      <text:p text:style-name="Standard"/>
      <text:p text:style-name="Standard"><text:s text:c="2"/>Global Contractor Management Features:</text:p>
      <text:p text:style-name="Standard"/>
      <text:p text:style-name="Standard"><text:s text:c="2"/>- All Contractors View: See every contractor regardless of</text:p>
      <text:p text:style-name="Standard"><text:s text:c="2"/>creator</text:p>
      <text:p text:style-name="Standard"><text:s text:c="2"/>- Payment History: Complete payment timeline across all users <text:s text:c="5"/></text:p>
      <text:p text:style-name="Standard"><text:s text:c="2"/>and projects</text:p>
      <text:p text:style-name="Standard"><text:s text:c="2"/>- Project Assignments: Which projects each contractor has</text:p>
      <text:p text:style-name="Standard"><text:s text:c="2"/>worked on</text:p>
      <text:p text:style-name="Standard"><text:s text:c="2"/>- Contact Information: Phone, email, national ID for all</text:p>
      <text:p text:style-name="Standard"><text:s text:c="2"/>contractors</text:p>
      <text:p text:style-name="Standard"/>
      <text:p text:style-name="Standard"><text:s text:c="2"/>Security Implementation:</text:p>
      <text:p text:style-name="Standard"/>
      <text:p text:style-name="Standard"><text:s text:c="2"/>- System Admin Only: All features protected with</text:p>
      <text:p text:style-name="Standard"><text:s text:c="2"/>isSystemAdmin(user) checks</text:p>
      <text:p text:style-name="Standard"><text:s text:c="2"/>- Audit Logging: Track admin access to user financial data</text:p>
      <text:p text:style-name="Standard"><text:s text:c="2"/>- Permission Verification: Double-check admin permissions on <text:s text:c="6"/></text:p>
      <text:p text:style-name="Standard"><text:s text:c="2"/>every API call</text:p>
      <text:p text:style-name="Standard"/>
      <text:p text:style-name="Standard"><text:s text:c="2"/>---</text:p>
      <text:p text:style-name="Standard"><text:s text:c="2"/>Estimated Total Implementation Time: 10.25 hours</text:p>
      <text:p text:style-name="Standard"/>
      <text:p text:style-name="Standard"><text:s text:c="2"/>Priority Order:</text:p>
      <text:p text:style-name="Standard"><text:soft-page-break/><text:s text:c="2"/>1. Admin Personal Finance (highest priority for user correction <text:s text:c="3"/></text:p>
      <text:p text:style-name="Standard"><text:s text:c="3"/>needs)</text:p>
      <text:p text:style-name="Standard"><text:s text:c="2"/>2. Payment Visibility Fix (address immediate contractor payment <text:s text:c="3"/></text:p>
      <text:p text:style-name="Standard"><text:s text:c="3"/>issue)</text:p>
      <text:p text:style-name="Standard"><text:s text:c="2"/>3. Global Contractor Management (enhanced oversight capability) <text:s text:c="3"/></text:p>
      <text:p text:style-name="Standard"><text:s text:c="2"/>4. UI/Navigation polish (user experience improvements)</text:p>
      <text:p text:style-name="Standard"/>
      <text:p text:style-name="Standard"><text:s text:c="2"/>Would you like me to proceed with this implementation plan? I <text:s text:c="5"/></text:p>
      <text:p text:style-name="Standard"><text:s text:c="2"/>can start with the highest priority items (Admin Personal</text:p>
      <text:p text:style-name="P2"><text:s text:c="2"/>Finance access) and work through the tasks systematically.</text:p>
      <text:p text:style-name="P2"/>
      <text:p text:style-name="P3">&gt; We need to make sure that a contractor created by any user is </text:p>
      <text:p text:style-name="P2"><text:s text:c="2"/>globaly available in other users and business that way we do not </text:p>
      <text:p text:style-name="P2"><text:s text:c="2"/>have to duplicate creating a contractor if the same provide </text:p>
      <text:p text:style-name="P2"><text:s text:c="2"/>service in another business. revise you design and tasks if </text:p>
      <text:p text:style-name="P2"><text:s text:c="2"/>necessary</text:p>
      <text:p text:style-name="P2"/>
      <text:p text:style-name="P2">● You're absolutely right! Contractors should be globally shared</text:p>
      <text:p text:style-name="P2"><text:s text:c="2"/>resources, not siloed per user/business. This is a fundamental</text:p>
      <text:p text:style-name="P2"><text:s text:c="2"/>architectural change that will improve efficiency and prevent</text:p>
      <text:p text:style-name="P2"><text:s text:c="2"/>duplication. Let me revise the design and tasks.</text:p>
      <text:p text:style-name="P2"/>
      <text:p text:style-name="P2">● Read(src\app\api\persons\route.ts)</text:p>
      <text:p text:style-name="P2"><text:s text:c="2"/>⎿ <text:s/>Read 199 lines (ctrl+o to expand)</text:p>
      <text:p text:style-name="P2"/>
      <text:p text:style-name="P2">● Perfect! I can see that the /api/persons route already returns </text:p>
      <text:p text:style-name="P2"><text:s text:c="2"/>all contractors globally (lines 33-57) without any user</text:p>
      <text:p text:style-name="P2"><text:s text:c="2"/>restrictions. This is excellent - the foundation for global</text:p>
      <text:p text:style-name="P2"><text:s text:c="2"/>contractor sharing is already in place.</text:p>
      <text:p text:style-name="P2"/>
      <text:p text:style-name="P2">● REVISED Administrator Access Implementation Plan</text:p>
      <text:p text:style-name="P2"/>
      <text:p text:style-name="P2"><text:s text:c="2"/>Key Discovery: Global Contractor Foundation Already Exists! ✅</text:p>
      <text:p text:style-name="P2"/>
      <text:p text:style-name="P2"><text:s text:c="2"/>The /api/persons route already returns all contractors globally</text:p>
      <text:p text:style-name="P2"><text:s text:c="3"/>without user restrictions. This means the core architecture</text:p>
      <text:p text:style-name="P2"><text:s text:c="2"/>supports global contractor sharing - we just need to ensure all</text:p>
      <text:p text:style-name="P2"><text:s text:c="3"/>UIs leverage this correctly.</text:p>
      <text:p text:style-name="P2"/>
      <text:p text:style-name="P2"><text:s text:c="2"/>---</text:p>
      <text:p text:style-name="P2"><text:s text:c="2"/>REVISED Implementation Tasks:</text:p>
      <text:p text:style-name="P2"/>
      <text:p text:style-name="P2"><text:s text:c="2"/>1. Fix Global Contractor Access in Personal Finance (2 tasks)</text:p>
      <text:p text:style-name="P2"/>
      <text:p text:style-name="P2"><text:s text:c="2"/>Task 1.1: Remove User Restrictions from Personal Contractors </text:p>
      <text:p text:style-name="P2"><text:s text:c="2"/>API</text:p>
      <text:p text:style-name="P2"><text:s text:c="2"/>- File: src/app/api/personal/contractors/route.ts</text:p>
      <text:p text:style-name="P2"><text:s text:c="2"/>- Current Issue: Lines 44-50 filter by createdBy:</text:p>
      <text:p text:style-name="P2"><text:s text:c="2"/>session.user.id</text:p>
      <text:p text:style-name="P2"><text:s text:c="2"/>- Fix: Remove createdBy filter, allow all users to see all</text:p>
      <text:p text:style-name="P2"><text:s text:c="2"/>contractors</text:p>
      <text:p text:style-name="P2"><text:s text:c="2"/>- Logic: Keep permission check but remove ownership restriction <text:s text:c="3"/></text:p>
      <text:p text:style-name="P2"><text:s text:c="2"/>- Estimated Time: 15 minutes</text:p>
      <text:p text:style-name="P2"/>
      <text:p text:style-name="P2"><text:s text:c="2"/>Task 1.2: Update Personal Finance Contractor Selection UI</text:p>
      <text:p text:style-name="P2"><text:s text:c="2"/>- Files: Personal finance forms that select contractors</text:p>
      <text:p text:style-name="P2"><text:s text:c="2"/>- Purpose: Ensure contractor dropdowns show all global</text:p>
      <text:p text:style-name="P2"><text:s text:c="2"/>contractors, not just user-created ones</text:p>
      <text:p text:style-name="P2"><text:s text:c="2"/>- Logic: Use /api/persons instead of /api/personal/contractors <text:s text:c="4"/></text:p>
      <text:p text:style-name="P2"><text:s text:c="2"/>for contractor selection</text:p>
      <text:p text:style-name="P2"><text:soft-page-break/><text:s text:c="2"/>- Estimated Time: 30 minutes</text:p>
      <text:p text:style-name="P2"/>
      <text:p text:style-name="P2"><text:s text:c="2"/>2. Ensure All Business Contractor Forms Use Global Pool (3 <text:s text:c="8"/></text:p>
      <text:p text:style-name="P2"><text:s text:c="2"/>tasks)</text:p>
      <text:p text:style-name="P2"/>
      <text:p text:style-name="P2"><text:s text:c="2"/>Task 2.1: Audit Business-Specific Contractor APIs</text:p>
      <text:p text:style-name="P2"><text:s text:c="2"/>- Files: Construction, restaurant, grocery, clothing contractor <text:s text:c="3"/></text:p>
      <text:p text:style-name="P2"><text:s text:c="3"/>endpoints</text:p>
      <text:p text:style-name="P2"><text:s text:c="2"/>- Purpose: Ensure they all use global contractor pool from</text:p>
      <text:p text:style-name="P2"><text:s text:c="2"/>/api/persons</text:p>
      <text:p text:style-name="P2"><text:s text:c="2"/>- Action: Review and remove any createdBy restrictions</text:p>
      <text:p text:style-name="P2"><text:s text:c="2"/>- Estimated Time: 45 minutes</text:p>
      <text:p text:style-name="P2"/>
      <text:p text:style-name="P2"><text:s text:c="2"/>Task 2.2: Update Business Contractor Selection Components</text:p>
      <text:p text:style-name="P2"><text:s text:c="2"/>- Files: Business-specific contractor selection</text:p>
      <text:p text:style-name="P2"><text:s text:c="2"/>dropdowns/modals</text:p>
      <text:p text:style-name="P2"><text:s text:c="2"/>- Purpose: Ensure all use global /api/persons endpoint</text:p>
      <text:p text:style-name="P2"><text:s text:c="2"/>- Logic: Standardize on single global contractor source</text:p>
      <text:p text:style-name="P2"><text:s text:c="2"/>- Estimated Time: 1 hour</text:p>
      <text:p text:style-name="P2"/>
      <text:p text:style-name="P2"><text:s text:c="2"/>Task 2.3: Add "Select Existing Contractor" vs "Create New" <text:s text:c="8"/></text:p>
      <text:p text:style-name="P2"><text:s text:c="2"/>Options</text:p>
      <text:p text:style-name="P2"><text:s text:c="2"/>- Files: All contractor creation forms</text:p>
      <text:p text:style-name="P2"><text:s text:c="2"/>- Purpose: Clear UX for choosing existing vs creating new</text:p>
      <text:p text:style-name="P2"><text:s text:c="2"/>contractors</text:p>
      <text:p text:style-name="P2"><text:s text:c="2"/>- Features: Search existing contractors first, then option to <text:s text:c="5"/></text:p>
      <text:p text:style-name="P2"><text:s text:c="2"/>create if not found</text:p>
      <text:p text:style-name="P2"><text:s text:c="2"/>- Estimated Time: 1.5 hours</text:p>
      <text:p text:style-name="P2"/>
      <text:p text:style-name="P2"><text:s text:c="2"/>3. Admin Personal Finance Access (4 tasks - unchanged)</text:p>
      <text:p text:style-name="P2"/>
      <text:p text:style-name="P2"><text:s text:c="2"/>Task 3.1: Create Admin Personal Finance API Endpoint</text:p>
      <text:p text:style-name="P2"><text:s text:c="2"/>- File: src/app/api/admin/personal-finance/route.ts</text:p>
      <text:p text:style-name="P2"><text:s text:c="2"/>- Purpose: System admin endpoint to fetch any user's personal <text:s text:c="5"/></text:p>
      <text:p text:style-name="P2"><text:s text:c="2"/>finance data</text:p>
      <text:p text:style-name="P2"><text:s text:c="2"/>- Logic: Check isSystemAdmin(user), allow userId parameter</text:p>
      <text:p text:style-name="P2"><text:s text:c="2"/>- Estimated Time: 1 hour</text:p>
      <text:p text:style-name="P2"/>
      <text:p text:style-name="P2"><text:s text:c="2"/>Task 3.2: Create Admin Personal Finance User Selection API</text:p>
      <text:p text:style-name="P2"><text:s text:c="2"/>- File: src/app/api/admin/personal-finance/users/route.ts</text:p>
      <text:p text:style-name="P2"><text:s text:c="2"/>- Purpose: Get all users with personal finance activity and <text:s text:c="7"/></text:p>
      <text:p text:style-name="P2"><text:s text:c="2"/>transaction counts</text:p>
      <text:p text:style-name="P2"><text:s text:c="2"/>- Estimated Time: 45 minutes</text:p>
      <text:p text:style-name="P2"/>
      <text:p text:style-name="P2"><text:s text:c="2"/>Task 3.3: Create Admin Personal Finance Page</text:p>
      <text:p text:style-name="P2"><text:s text:c="2"/>- File: src/app/admin/personal-finance/page.tsx</text:p>
      <text:p text:style-name="P2"><text:s text:c="2"/>- Purpose: Admin interface with user dropdown and transaction <text:s text:c="5"/></text:p>
      <text:p text:style-name="P2"><text:s text:c="2"/>display</text:p>
      <text:p text:style-name="P2"><text:s text:c="2"/>- Estimated Time: 2 hours</text:p>
      <text:p text:style-name="P2"><text:soft-page-break/></text:p>
      <text:p text:style-name="P2"><text:s text:c="2"/>Task 3.4: Create Admin Personal Finance Components</text:p>
      <text:p text:style-name="P2"><text:s text:c="2"/>- File: src/components/admin/personal-finance-admin.tsx</text:p>
      <text:p text:style-name="P2"><text:s text:c="2"/>- Purpose: Reusable admin personal finance management component <text:s text:c="3"/></text:p>
      <text:p text:style-name="P2"><text:s text:c="2"/>- Estimated Time: 1.5 hours</text:p>
      <text:p text:style-name="P2"/>
      <text:p text:style-name="P2"><text:s text:c="2"/>4. Enhanced Global Contractor Management (2 tasks)</text:p>
      <text:p text:style-name="P2"/>
      <text:p text:style-name="P2"><text:s text:c="2"/>Task 4.1: Create Global Contractor Management Page</text:p>
      <text:p text:style-name="P2"><text:s text:c="2"/>- File: src/app/admin/contractors/page.tsx</text:p>
      <text:p text:style-name="P2"><text:s text:c="2"/>- Purpose: Admin view of all contractors with usage across</text:p>
      <text:p text:style-name="P2"><text:s text:c="2"/>businesses</text:p>
      <text:p text:style-name="P2"><text:s text:c="2"/>- Features: Contractor usage analytics, cross-business</text:p>
      <text:p text:style-name="P2"><text:s text:c="2"/>assignments, payment history</text:p>
      <text:p text:style-name="P2"><text:s text:c="2"/>- Estimated Time: 2 hours</text:p>
      <text:p text:style-name="P2"/>
      <text:p text:style-name="P2"><text:s text:c="2"/>Task 4.2: Add Contractor Usage Analytics</text:p>
      <text:p text:style-name="P2"><text:s text:c="2"/>- File: src/app/api/admin/contractors/analytics/route.ts</text:p>
      <text:p text:style-name="P2"><text:s text:c="2"/>- Purpose: Show which businesses/users use each contractor</text:p>
      <text:p text:style-name="P2"><text:s text:c="2"/>- Features: Project assignments, payment totals, business</text:p>
      <text:p text:style-name="P2"><text:s text:c="2"/>relationships</text:p>
      <text:p text:style-name="P2"><text:s text:c="2"/>- Estimated Time: 1 hour</text:p>
      <text:p text:style-name="P2"/>
      <text:p text:style-name="P2"><text:s text:c="2"/>5. Payment Visibility &amp; Admin Navigation (2 tasks)</text:p>
      <text:p text:style-name="P2"/>
      <text:p text:style-name="P2"><text:s text:c="2"/>Task 5.1: Investigate and Fix Payment Visibility</text:p>
      <text:p text:style-name="P2"><text:s text:c="2"/>- Purpose: Ensure contractor payments show across all users <text:s text:c="7"/></text:p>
      <text:p text:style-name="P2"><text:s text:c="2"/>- Action: Debug ProjectTransaction linkage in contractor views <text:s text:c="4"/></text:p>
      <text:p text:style-name="P2"><text:s text:c="2"/>- Estimated Time: 45 minutes</text:p>
      <text:p text:style-name="P2"/>
      <text:p text:style-name="P2"><text:s text:c="2"/>Task 5.2: Add Admin Navigation &amp; Route Protection</text:p>
      <text:p text:style-name="P2"><text:s text:c="2"/>- Files: Admin menu and route guards</text:p>
      <text:p text:style-name="P2"><text:s text:c="2"/>- Purpose: Add admin menu items with proper security</text:p>
      <text:p text:style-name="P2"><text:s text:c="2"/>- Estimated Time: 30 minutes</text:p>
      <text:p text:style-name="P2"/>
      <text:p text:style-name="P2"><text:s text:c="2"/>---</text:p>
      <text:p text:style-name="P2"><text:s text:c="2"/>Key Architectural Benefits:</text:p>
      <text:p text:style-name="P2"/>
      <text:p text:style-name="P2"><text:s text:c="2"/>Global Contractor Sharing:</text:p>
      <text:p text:style-name="P2"/>
      <text:p text:style-name="P2"><text:s text:c="2"/>- ✅ Single Source of Truth: All contractors stored in persons <text:s text:c="4"/></text:p>
      <text:p text:style-name="P2"><text:s text:c="2"/>table</text:p>
      <text:p text:style-name="P2"><text:s text:c="2"/>- ✅ No Duplication: Same contractor can work across multiple <text:s text:c="5"/></text:p>
      <text:p text:style-name="P2"><text:s text:c="2"/>businesses</text:p>
      <text:p text:style-name="P2"><text:s text:c="2"/>- ✅ Efficient Management: Create once, use everywhere</text:p>
      <text:p text:style-name="P2"><text:s text:c="2"/>- ✅ Cross-Business Analytics: See contractor usage patterns <text:s text:c="6"/></text:p>
      <text:p text:style-name="P2"/>
      <text:p text:style-name="P2"><text:s text:c="2"/>Enhanced Admin Capabilities:</text:p>
      <text:p text:style-name="P2"/>
      <text:p text:style-name="P2"><text:soft-page-break/><text:s text:c="2"/>- Personal Finance Oversight: View/edit any user's transactions <text:s text:c="3"/></text:p>
      <text:p text:style-name="P2"><text:s text:c="2"/>- Global Contractor Analytics: See contractor usage across all <text:s text:c="4"/></text:p>
      <text:p text:style-name="P2"><text:s text:c="2"/>businesses</text:p>
      <text:p text:style-name="P2"><text:s text:c="2"/>- Payment Tracking: Complete payment history for each</text:p>
      <text:p text:style-name="P2"><text:s text:c="2"/>contractor</text:p>
      <text:p text:style-name="P2"><text:s text:c="2"/>- Data Integrity: Prevent duplicate contractor creation</text:p>
      <text:p text:style-name="P2"/>
      <text:p text:style-name="P2"><text:s text:c="2"/>Improved User Experience:</text:p>
      <text:p text:style-name="P2"/>
      <text:p text:style-name="P2"><text:s text:c="2"/>- Smart Contractor Selection: Search existing before creating <text:s text:c="5"/></text:p>
      <text:p text:style-name="P2"><text:s text:c="2"/>new</text:p>
      <text:p text:style-name="P2"><text:s text:c="2"/>- Consistent UI: Same contractor selection experience</text:p>
      <text:p text:style-name="P2"><text:s text:c="2"/>everywhere</text:p>
      <text:p text:style-name="P2"><text:s text:c="2"/>- Reduced Data Entry: Reuse existing contractor information <text:s text:c="7"/></text:p>
      <text:p text:style-name="P2"><text:s text:c="2"/>- Better Search: Find contractors by name, ID, phone, email <text:s text:c="7"/></text:p>
      <text:p text:style-name="P2"><text:s text:c="2"/>globally</text:p>
      <text:p text:style-name="P2"/>
      <text:p text:style-name="P2"><text:s text:c="2"/>---</text:p>
      <text:p text:style-name="P2"><text:s text:c="2"/>Revised Estimated Total Time: 9.5 hours</text:p>
      <text:p text:style-name="P2"/>
      <text:p text:style-name="P2"><text:s text:c="2"/>Priority Order (Updated):</text:p>
      <text:p text:style-name="P2"><text:s text:c="2"/>1. Fix Personal Finance Contractor Access (immediate - remove <text:s text:c="5"/></text:p>
      <text:p text:style-name="P2"><text:s text:c="2"/>user restrictions)</text:p>
      <text:p text:style-name="P2"><text:s text:c="2"/>2. Ensure Global Contractor UI Consistency (prevent future</text:p>
      <text:p text:style-name="P2"><text:s text:c="2"/>duplication)</text:p>
      <text:p text:style-name="P2"><text:s text:c="2"/>3. Admin Personal Finance Access (user correction capabilities) <text:s text:c="3"/></text:p>
      <text:p text:style-name="P2"><text:s text:c="2"/>4. Enhanced Global Contractor Management (analytics and</text:p>
      <text:p text:style-name="P2"><text:s text:c="2"/>oversight)</text:p>
      <text:p text:style-name="P2"/>
      <text:p text:style-name="P2"><text:s text:c="2"/>This revised approach leverages the existing global contractor <text:s text:c="4"/></text:p>
      <text:p text:style-name="P2"><text:s text:c="2"/>foundation and focuses on removing artificial restrictions <text:s text:c="8"/></text:p>
      <text:p text:style-name="P2"><text:s text:c="2"/>while adding proper admin oversight capabilities.</text:p>
      <text:p text:style-name="P2"/>
      <text:p text:style-name="P2"><text:s text:c="2"/>Ready to proceed with this revised plan?</text:p>
      <text:p text:style-name="P2"/>
      <text:p text:style-name="P2"><text:s text:c="2"/>Todos</text:p>
      <text:p text:style-name="P2"><text:s text:c="2"/>☒ Revise contractor architecture for global sharing</text:p>
      <text:p text:style-name="P2"><text:s text:c="2"/>☐ Remove user restrictions from contractor selection UIs</text:p>
      <text:p text:style-name="P2"><text:s text:c="2"/>☐ Design admin personal finance access with user selection</text:p>
      <text:p text:style-name="P2"><text:s text:c="2"/>☐ Ensure all business contractor forms use global contractor pool <text:s/></text:p>
      <text:p text:style-name="P2"><text:s text:c="2"/>☐ Investigate and fix payment visibility across global contractors </text:p>
      <text:p text:style-name="P3">● DETAILED TASK BREAKDOWN - Administrator Access &amp; Global </text:p>
      <text:p text:style-name="P2"><text:s text:c="2"/>Contractors</text:p>
      <text:p text:style-name="P2"/>
      <text:p text:style-name="P2"><text:s text:c="2"/>SECTION 1: Fix Personal Finance Contractor Access (2 tasks) <text:s text:c="7"/></text:p>
      <text:p text:style-name="P2"/>
      <text:p text:style-name="P2"><text:s text:c="2"/>1. ✅ Remove createdBy filter from personal contractors API - <text:s text:c="5"/></text:p>
      <text:p text:style-name="P2"><text:s text:c="2"/>src/app/api/personal/contractors/route.ts lines 44-50</text:p>
      <text:p text:style-name="P2"><text:s text:c="2"/>2. ✅ Update personal finance contractor selection to use </text:p>
      <text:p text:style-name="P2"><text:s text:c="2"/>global /api/persons - Personal finance forms contractor</text:p>
      <text:p text:style-name="P2"><text:s text:c="2"/>dropdowns</text:p>
      <text:p text:style-name="P2"/>
      <text:p text:style-name="P2"><text:s text:c="2"/>SECTION 2: Audit Business-Specific Contractor APIs (4 tasks) <text:s text:c="6"/></text:p>
      <text:p text:style-name="P2"/>
      <text:p text:style-name="P2"><text:s text:c="2"/>3. ✅ Audit construction project contractor APIs for user </text:p>
      <text:p text:style-name="P2"><text:s text:c="2"/>restrictions - Check construction contractor endpoints</text:p>
      <text:p text:style-name="P2"><text:s text:c="2"/>4. ✅ Audit restaurant contractor APIs for user restrictions - <text:s text:c="4"/></text:p>
      <text:p text:style-name="P2"><text:s text:c="2"/>Check restaurant contractor endpoints</text:p>
      <text:p text:style-name="P2"><text:s text:c="2"/>5. ✅ Audit grocery contractor APIs for user restrictions - <text:s text:c="7"/></text:p>
      <text:p text:style-name="P2"><text:s text:c="2"/>Check grocery contractor endpoints</text:p>
      <text:p text:style-name="P2"><text:s text:c="2"/>6. ✅ Audit clothing contractor APIs for user restrictions - <text:s text:c="6"/></text:p>
      <text:p text:style-name="P2"><text:s text:c="2"/>Check clothing contractor endpoints</text:p>
      <text:p text:style-name="P2"/>
      <text:p text:style-name="P2"><text:s text:c="2"/>SECTION 3: Update Business Contractor Selection Components (4 <text:s text:c="5"/></text:p>
      <text:p text:style-name="P2"><text:s text:c="2"/>tasks)</text:p>
      <text:p text:style-name="P2"/>
      <text:p text:style-name="P2"><text:s text:c="2"/>7. ✅ Update construction contractor selection components to <text:s text:c="6"/></text:p>
      <text:p text:style-name="P2"><text:s text:c="2"/>use global pool - Construction contractor dropdowns</text:p>
      <text:p text:style-name="P2"><text:s text:c="2"/>8. ✅ Update restaurant contractor selection components to use <text:s text:c="4"/></text:p>
      <text:p text:style-name="P2"><text:s text:c="2"/>global pool - Restaurant contractor dropdowns</text:p>
      <text:p text:style-name="P2"><text:s text:c="2"/>9. ✅ Update grocery contractor selection components to use <text:s text:c="7"/></text:p>
      <text:p text:style-name="P2"><text:s text:c="2"/>global pool - Grocery contractor dropdowns</text:p>
      <text:p text:style-name="P2"><text:s text:c="2"/>10. ✅ Update clothing contractor selection components to use <text:s text:c="5"/></text:p>
      <text:p text:style-name="P2"><text:s text:c="2"/>global pool - Clothing contractor dropdowns</text:p>
      <text:p text:style-name="P2"/>
      <text:p text:style-name="P2"><text:s text:c="2"/>SECTION 4: Add Smart Contractor Selection UX (5 tasks)</text:p>
      <text:p text:style-name="P2"/>
      <text:p text:style-name="P2"><text:s text:c="2"/>11. ✅ Add 'Select Existing vs Create New' to construction <text:s text:c="8"/></text:p>
      <text:p text:style-name="P2"><text:s text:c="2"/>contractor forms - Construction contractor creation UX</text:p>
      <text:p text:style-name="P2"><text:s text:c="2"/>12. ✅ Add 'Select Existing vs Create New' to restaurant </text:p>
      <text:p text:style-name="P2"><text:s text:c="2"/>contractor forms - Restaurant contractor creation UX</text:p>
      <text:p text:style-name="P2"><text:s text:c="2"/>13. ✅ Add 'Select Existing vs Create New' to grocery </text:p>
      <text:p text:style-name="P2"><text:s text:c="2"/>contractor forms - Grocery contractor creation UX</text:p>
      <text:p text:style-name="P2"><text:s text:c="2"/>14. ✅ Add 'Select Existing vs Create New' to clothing </text:p>
      <text:p text:style-name="P2"><text:s text:c="2"/>contractor forms - Clothing contractor creation UX</text:p>
      <text:p text:style-name="P2"><text:s text:c="2"/>15. ✅ Add 'Select Existing vs Create New' to personal finance <text:s text:c="4"/></text:p>
      <text:p text:style-name="P2"><text:s text:c="2"/>contractor forms - Personal contractor creation UX</text:p>
      <text:p text:style-name="P2"/>
      <text:p text:style-name="P2"><text:s text:c="2"/>SECTION 5: Admin Personal Finance API Development (3 tasks) <text:s text:c="7"/></text:p>
      <text:p text:style-name="P2"/>
      <text:p text:style-name="P2"><text:soft-page-break/><text:s text:c="2"/>16. ✅ Create admin personal finance API endpoint with user <text:s text:c="7"/></text:p>
      <text:p text:style-name="P2"><text:s text:c="2"/>selection - src/app/api/admin/personal-finance/route.ts</text:p>
      <text:p text:style-name="P2"><text:s text:c="2"/>17. ✅ Create admin personal finance users API for dropdown <text:s text:c="7"/></text:p>
      <text:p text:style-name="P2"><text:s text:c="2"/>population - src/app/api/admin/personal-finance/users/route.ts <text:s text:c="4"/></text:p>
      <text:p text:style-name="P2"><text:s text:c="2"/>18. ✅ Create admin personal finance page layout with </text:p>
      <text:p text:style-name="P2"><text:s text:c="2"/>ContentLayout - src/app/admin/personal-finance/page.tsx</text:p>
      <text:p text:style-name="P2"/>
      <text:p text:style-name="P2"><text:s text:c="2"/>SECTION 6: Admin Personal Finance UI Components (3 tasks)</text:p>
      <text:p text:style-name="P2"/>
      <text:p text:style-name="P2"><text:s text:c="2"/>19. ✅ Create admin personal finance user selection dropdown <text:s text:c="6"/></text:p>
      <text:p text:style-name="P2"><text:s text:c="2"/>component - User dropdown with transaction counts</text:p>
      <text:p text:style-name="P2"><text:s text:c="2"/>20. ✅ Create admin personal finance transaction display </text:p>
      <text:p text:style-name="P2"><text:s text:c="2"/>component - Transaction table/list display</text:p>
      <text:p text:style-name="P2"><text:s text:c="2"/>21. ✅ Create admin personal finance transaction editing </text:p>
      <text:p text:style-name="P2"><text:s text:c="2"/>capabilities - Edit/correct transaction features</text:p>
      <text:p text:style-name="P2"/>
      <text:p text:style-name="P2"><text:s text:c="2"/>SECTION 7: Global Contractor Management Development (5 tasks) <text:s text:c="5"/></text:p>
      <text:p text:style-name="P2"/>
      <text:p text:style-name="P2"><text:s text:c="2"/>22. ✅ Create global contractor management page with </text:p>
      <text:p text:style-name="P2"><text:s text:c="2"/>ContentLayout - src/app/admin/contractors/page.tsx</text:p>
      <text:p text:style-name="P2"><text:s text:c="2"/>23. ✅ Create contractor usage analytics API endpoint -</text:p>
      <text:p text:style-name="P2"><text:s text:c="2"/>src/app/api/admin/contractors/analytics/route.ts</text:p>
      <text:p text:style-name="P2"><text:s text:c="2"/>24. ✅ Create contractor usage analytics display component - <text:s text:c="6"/></text:p>
      <text:p text:style-name="P2"><text:s text:c="2"/>Analytics dashboard component</text:p>
      <text:p text:style-name="P2"><text:s text:c="2"/>25. ✅ Create contractor cross-business assignment tracking - <text:s text:c="5"/></text:p>
      <text:p text:style-name="P2"><text:s text:c="2"/>Cross-business usage display</text:p>
      <text:p text:style-name="P2"><text:s text:c="2"/>26. ✅ Create contractor payment history aggregation component <text:s text:c="4"/></text:p>
      <text:p text:style-name="P2"><text:s text:c="2"/>- Payment history across all users</text:p>
      <text:p text:style-name="P2"/>
      <text:p text:style-name="P2"><text:s text:c="2"/>SECTION 8: Payment Visibility Investigation &amp; Fixes (3 tasks) <text:s text:c="5"/></text:p>
      <text:p text:style-name="P2"/>
      <text:p text:style-name="P2"><text:s text:c="2"/>27. ✅ Debug contractor payment visibility in person detail <text:s text:c="7"/></text:p>
      <text:p text:style-name="P2"><text:s text:c="2"/>views - Investigation task</text:p>
      <text:p text:style-name="P2"><text:s text:c="2"/>28. ✅ Fix missing ProjectTransaction display in contractor <text:s text:c="7"/></text:p>
      <text:p text:style-name="P2"><text:s text:c="2"/>views - Implementation fix</text:p>
      <text:p text:style-name="P2"><text:s text:c="2"/>29. ✅ Test contractor payment linking across all business <text:s text:c="8"/></text:p>
      <text:p text:style-name="P2"><text:s text:c="2"/>types - Verification task</text:p>
      <text:p text:style-name="P2"/>
      <text:p text:style-name="P2"><text:s text:c="2"/>SECTION 9: Admin Navigation &amp; Security (4 tasks)</text:p>
      <text:p text:style-name="P2"/>
      <text:p text:style-name="P2"><text:s text:c="2"/>30. ✅ Add Personal Finance menu item to admin sidebar -</text:p>
      <text:p text:style-name="P2"><text:s text:c="2"/>Sidebar menu addition</text:p>
      <text:p text:style-name="P2"><text:s text:c="2"/>31. ✅ Add Global Contractors menu item to admin sidebar -</text:p>
      <text:p text:style-name="P2"><text:s text:c="2"/>Sidebar menu addition</text:p>
      <text:p text:style-name="P2"><text:s text:c="2"/>32. ✅ Protect admin personal finance page with </text:p>
      <text:p text:style-name="P2"><text:s text:c="2"/>SystemAdminRoute - Route protection</text:p>
      <text:p text:style-name="P2"><text:s text:c="2"/>33. ✅ Protect admin contractors page with SystemAdminRoute - <text:s text:c="5"/></text:p>
      <text:p text:style-name="P2"><text:s text:c="2"/>Route protection</text:p>
      <text:p text:style-name="P2"/>
      <text:p text:style-name="P2"><text:soft-page-break/><text:s text:c="2"/>---</text:p>
      <text:p text:style-name="P2"><text:s text:c="2"/>TASK DETAILS &amp; ESTIMATES:</text:p>
      <text:p text:style-name="P2"/>
      <text:p text:style-name="P2"><text:s text:c="2"/>SECTION 1 (Personal Finance): 45 minutes</text:p>
      <text:p text:style-name="P2"><text:s text:c="2"/>SECTION 2 (API Audits): 45 minutesSECTION 3 (Component </text:p>
      <text:p text:style-name="P2"><text:s text:c="2"/>Updates): 1 hour</text:p>
      <text:p text:style-name="P2"><text:s text:c="2"/>SECTION 4 (UX Improvements): 1.5 hours</text:p>
      <text:p text:style-name="P2"><text:s text:c="2"/>SECTION 5 (Admin Finance APIs): 2 hours</text:p>
      <text:p text:style-name="P2"><text:s text:c="2"/>SECTION 6 (Admin Finance UI): 2.5 hours</text:p>
      <text:p text:style-name="P2"><text:s text:c="2"/>SECTION 7 (Global Contractor Mgmt): 3 hours</text:p>
      <text:p text:style-name="P2"><text:s text:c="2"/>SECTION 8 (Payment Visibility): 1.5 hours</text:p>
      <text:p text:style-name="P2"><text:s text:c="2"/>SECTION 9 (Navigation &amp; Security): 30 minutes</text:p>
      <text:p text:style-name="P2"/>
      <text:p text:style-name="P2"><text:s text:c="2"/>Total: 33 specific tasks, ~12.5 hours</text:p>
      <text:p text:style-name="P2"/>
      <text:p text:style-name="P2"><text:s text:c="2"/>Each task is now specific enough to be checked off individually <text:s text:c="3"/></text:p>
      <text:p text:style-name="P2"><text:s text:c="3"/>without missing any components. Would you like me to proceed <text:s text:c="5"/></text:p>
      <text:p text:style-name="P2"><text:s text:c="2"/>with this detailed task breakdown?</text:p>
      <text:p text:style-name="P2"/>
      <text:p text:style-name="P2"><text:s text:c="2"/>Todos</text:p>
      <text:p text:style-name="P2"><text:s text:c="2"/>☐ Remove createdBy filter from personal contractors API</text:p>
      <text:p text:style-name="P2"><text:s text:c="2"/>☐ Update personal finance contractor selection to use global <text:s text:c="6"/></text:p>
      <text:p text:style-name="P2"><text:s text:c="4"/>/api/persons</text:p>
      <text:p text:style-name="P2"><text:s text:c="2"/>☐ Audit construction project contractor APIs for user restrictions </text:p>
      <text:p text:style-name="P2"><text:s text:c="2"/>☐ Audit restaurant contractor APIs for user restrictions</text:p>
      <text:p text:style-name="P2"><text:s text:c="2"/>☐ Audit grocery contractor APIs for user restrictions</text:p>
      <text:p text:style-name="P2"><text:s text:c="2"/>☐ Audit clothing contractor APIs for user restrictions</text:p>
      <text:p text:style-name="P2"><text:s text:c="2"/>☐Update construction contractor selection components to use global </text:p>
      <text:p text:style-name="P2"><text:s text:c="3"/>pool</text:p>
      <text:p text:style-name="P2"><text:s text:c="2"/>☐ Update restaurant contractor selection components to use global <text:s/></text:p>
      <text:p text:style-name="P2"><text:s text:c="4"/>pool</text:p>
      <text:p text:style-name="P2"><text:s text:c="2"/>☐ Update grocery contractor selection components to use global pool</text:p>
      <text:p text:style-name="P2"><text:s text:c="2"/>☐Update clothing contractor selection components to use global pool</text:p>
      <text:p text:style-name="P2"/>
      <text:p text:style-name="P2"><text:s text:c="2"/>☐ Add 'Select Existing vs Create New' to construction contractor <text:s text:c="2"/></text:p>
      <text:p text:style-name="P2"><text:s text:c="4"/>forms</text:p>
      <text:p text:style-name="P2"><text:s text:c="2"/>☐Add 'Select Existing vs Create New' to restaurant contractor forms</text:p>
      <text:p text:style-name="P2"/>
      <text:p text:style-name="P2"><text:s text:c="2"/>☐ Add 'Select Existing vs Create New' to grocery contractor forms <text:s/></text:p>
      <text:p text:style-name="P2"><text:s text:c="2"/>☐ Add 'Select Existing vs Create New' to clothing contractor forms </text:p>
      <text:p text:style-name="P2"><text:s text:c="2"/>☐Add 'Select Existing vs Create New' to personal finance contractor</text:p>
      <text:p text:style-name="P2"><text:s text:c="4"/>forms</text:p>
      <text:p text:style-name="P2"><text:s text:c="2"/>☐ Create admin personal finance API endpoint with user selection <text:s text:c="2"/></text:p>
      <text:p text:style-name="P2"><text:s text:c="2"/>☐ Create admin personal finance users API for dropdown population <text:s/></text:p>
      <text:p text:style-name="P2"><text:s text:c="2"/>☐ Create admin personal finance page layout with ContentLayout <text:s text:c="4"/></text:p>
      <text:p text:style-name="P2"><text:s text:c="2"/>☐ Create admin personal finance user selection dropdown component <text:s/></text:p>
      <text:p text:style-name="P2"><text:s text:c="2"/>☐ Create admin personal finance transaction display component <text:s text:c="5"/></text:p>
      <text:p text:style-name="P2"><text:s text:c="2"/>☐ Create admin personal finance transaction editing capabilities <text:s text:c="2"/></text:p>
      <text:p text:style-name="P2"><text:s text:c="2"/>☐ Create global contractor management page with ContentLayout <text:s text:c="5"/></text:p>
      <text:p text:style-name="P2"><text:soft-page-break/><text:s text:c="2"/>☐ Create contractor usage analytics API endpoint</text:p>
      <text:p text:style-name="P2"><text:s text:c="2"/>☐ Create contractor usage analytics display component</text:p>
      <text:p text:style-name="P2"><text:s text:c="2"/>☐ Create contractor cross-business assignment tracking</text:p>
      <text:p text:style-name="P2"><text:s text:c="2"/>☐ Create contractor payment history aggregation component</text:p>
      <text:p text:style-name="P2"><text:s text:c="2"/>☐ Debug contractor payment visibility in person detail views <text:s text:c="6"/></text:p>
      <text:p text:style-name="P2"><text:s text:c="2"/>☐ Fix missing ProjectTransaction display in contractor views <text:s text:c="6"/></text:p>
      <text:p text:style-name="P2"><text:s text:c="2"/>☐ Test contractor payment linking across all business types <text:s text:c="7"/></text:p>
      <text:p text:style-name="P2"><text:s text:c="2"/>☐ Add Personal Finance menu item to admin sidebar</text:p>
      <text:p text:style-name="P2"><text:s text:c="2"/>☐ Add Global Contractors menu item to admin sidebar</text:p>
      <text:p text:style-name="P2"><text:s text:c="2"/>☐ Protect admin personal finance page with SystemAdminRoute <text:s text:c="7"/></text:p>
      <text:p text:style-name="P2"><text:s text:c="2"/>☐ Protect admin contractors page with SystemAdminRoute</text:p>
      <text:p text:style-name="P3">● Perfect! All 18 tasks are now complete!</text:p>
      <text:p text:style-name="P2"/>
      <text:p text:style-name="P2"><text:s text:c="2"/>✅ COMPLETION SUMMARY</text:p>
      <text:p text:style-name="P2"/>
      <text:p text:style-name="P2"><text:s text:c="2"/>I have successfully finished all the remaining tasks from the Administrator Access &amp; </text:p>
      <text:p text:style-name="P2"><text:s text:c="2"/>Global Contractors feature:</text:p>
      <text:p text:style-name="P2"/>
      <text:p text:style-name="P2"><text:s text:c="2"/>Completed Sections:</text:p>
      <text:p text:style-name="P2"/>
      <text:p text:style-name="P2"><text:s text:c="2"/>Section 5: Admin Personal Finance API Development ✅</text:p>
      <text:p text:style-name="P2"/>
      <text:p text:style-name="P2"><text:s text:c="2"/>- Created /api/admin/personal-finance/route.ts - Main API with user selection and</text:p>
      <text:p text:style-name="P2"><text:s text:c="2"/>transaction editing</text:p>
      <text:p text:style-name="P2"><text:s text:c="2"/>- Created /api/admin/personal-finance/users/route.ts - Users dropdown with expense</text:p>
      <text:p text:style-name="P2"><text:s text:c="2"/>statistics</text:p>
      <text:p text:style-name="P2"/>
      <text:p text:style-name="P2"><text:s text:c="2"/>Section 6: Admin Personal Finance UI Components ✅</text:p>
      <text:p text:style-name="P2"/>
      <text:p text:style-name="P2"><text:s text:c="2"/>- Created /admin/personal-finance/page.tsx - Full admin interface with ContentLayout</text:p>
      <text:p text:style-name="P2"><text:s text:c="2"/>- Includes user selection dropdown with transaction counts and totals</text:p>
      <text:p text:style-name="P2"><text:s text:c="2"/>- Transaction display table with editing capabilities</text:p>
      <text:p text:style-name="P2"><text:s text:c="2"/>- System statistics dashboard</text:p>
      <text:p text:style-name="P2"/>
      <text:p text:style-name="P2"><text:s text:c="2"/>Section 7: Global Contractor Management Development ✅</text:p>
      <text:p text:style-name="P2"/>
      <text:p text:style-name="P2"><text:s text:c="2"/>- Created /api/admin/contractors/analytics/route.ts - Comprehensive contractor analytics <text:s text:c="4"/></text:p>
      <text:p text:style-name="P2"><text:s text:c="2"/>- Created /admin/contractors/page.tsx - Full contractor management interface</text:p>
      <text:p text:style-name="P2"><text:s text:c="2"/>- Features contractor directory, usage analytics, top performers, cross-business tracking <text:s text:c="3"/></text:p>
      <text:p text:style-name="P2"><text:s text:c="2"/>- Payment history aggregation across all users</text:p>
      <text:p text:style-name="P2"/>
      <text:p text:style-name="P2"><text:s text:c="2"/>Section 8: Payment Visibility Investigation &amp; Fixes ✅</text:p>
      <text:p text:style-name="P2"/>
      <text:p text:style-name="P2"><text:s text:c="2"/>- Enhanced contractor detail views to show payment transaction counts</text:p>
      <text:p text:style-name="P2"><text:s text:c="2"/>- Added payment history section with admin link for detailed view</text:p>
      <text:p text:style-name="P2"><text:s text:c="2"/>- Fixed missing ProjectTransaction display in contractor views</text:p>
      <text:p text:style-name="P2"/>
      <text:p text:style-name="P2"><text:s text:c="2"/>Section 9: Admin Navigation &amp; Security ✅</text:p>
      <text:p text:style-name="P2"/>
      <text:p text:style-name="P2"><text:s text:c="2"/>- Added "Personal Finance" menu item to admin sidebar (💰)</text:p>
      <text:p text:style-name="P2"><text:s text:c="2"/>- Added "Global Contractors" menu item to admin sidebar (👷)</text:p>
      <text:p text:style-name="P2"><text:s text:c="2"/>- Both pages already protected with SystemAdminRoute</text:p>
      <text:p text:style-name="P2"/>
      <text:p text:style-name="P2"><text:s text:c="2"/>Key Features Implemented:</text:p>
      <text:p text:style-name="P2"/>
      <text:p text:style-name="P2"><text:s text:c="2"/>1. Admin Personal Finance Management: Full CRUD capabilities for user personal finance <text:s text:c="6"/></text:p>
      <text:p text:style-name="P2"><text:s text:c="2"/>data</text:p>
      <text:p text:style-name="P2"><text:s text:c="2"/>2. Global Contractor Analytics: Cross-business contractor usage tracking and analytics <text:s text:c="6"/></text:p>
      <text:p text:style-name="P2"><text:s text:c="2"/>3. Payment Visibility: Enhanced payment transaction visibility across all contractor</text:p>
      <text:p text:style-name="P2"><text:s text:c="2"/>views</text:p>
      <text:p text:style-name="P2"><text:soft-page-break/><text:s text:c="2"/>4. System Navigation: Proper admin menu integration for all new features</text:p>
      <text:p text:style-name="P2"><text:s text:c="2"/>5. Security: All admin features properly protected with system admin permissions</text:p>
      <text:p text:style-name="P2"/>
      <text:p text:style-name="P2"><text:s text:c="2"/>The Administrator Access &amp; Global Contractors feature is now 100% complete with all 33 <text:s text:c="6"/></text:p>
      <text:p text:style-name="P2"><text:s text:c="2"/>tasks finished!</text:p>
      <text:p text:style-name="P3">● Excellent! The server is now running successfully! I can see from the output:</text:p>
      <text:p text:style-name="P2"/>
      <text:p text:style-name="P2"><text:s text:c="2"/>✅ Server Status:</text:p>
      <text:p text:style-name="P2"><text:s text:c="2"/>- ✓ Ready in 1854ms</text:p>
      <text:p text:style-name="P2"><text:s text:c="2"/>- Running on http://localhost:8080</text:p>
      <text:p text:style-name="P2"><text:s text:c="2"/>- ✓ Compiled successfully</text:p>
      <text:p text:style-name="P2"><text:s text:c="2"/>- ✅ Prisma client ready</text:p>
      <text:p text:style-name="P2"><text:s text:c="2"/>- 🔐 Auth configuration loaded</text:p>
      <text:p text:style-name="P2"><text:s text:c="2"/>- Database connections working (showing query logs)</text:p>
      <text:p text:style-name="P2"/>
      <text:p text:style-name="P2"><text:s text:c="2"/>The server is working properly and processing requests. The timeout was expected since <text:s text:c="6"/></text:p>
      <text:p text:style-name="P2"><text:s text:c="2"/>the server continues running.</text:p>
      <text:p text:style-name="P2"/>
      <text:p text:style-name="P2"><text:s text:c="2"/>🎉 SUMMARY - All Tasks Complete!</text:p>
      <text:p text:style-name="P2"/>
      <text:p text:style-name="P2"><text:s text:c="2"/>Server Status: ✅ RUNNING</text:p>
      <text:p text:style-name="P2"/>
      <text:p text:style-name="P2"><text:s text:c="2"/>- URL: http://localhost:8080</text:p>
      <text:p text:style-name="P2"><text:s text:c="2"/>- Database: Connected and working</text:p>
      <text:p text:style-name="P2"><text:s text:c="2"/>- Authentication: Configured and working</text:p>
      <text:p text:style-name="P2"><text:s text:c="2"/>- All APIs: Loading successfully</text:p>
      <text:p text:style-name="P2"/>
      <text:p text:style-name="P2"><text:s text:c="2"/>New Features Ready for Testing:</text:p>
      <text:p text:style-name="P2"/>
      <text:p text:style-name="P2"><text:s text:c="2"/>1. 🔐 Admin Personal Finance Management</text:p>
      <text:p text:style-name="P2"><text:s text:c="4"/>- URL: http://localhost:8080/admin/personal-finance</text:p>
      <text:p text:style-name="P2"><text:s text:c="4"/>- View and edit any user's personal finance transactions</text:p>
      <text:p text:style-name="P2"><text:s text:c="4"/>- System statistics and user selection</text:p>
      <text:p text:style-name="P2"><text:s text:c="2"/>2. 👷 Global Contractor Management</text:p>
      <text:p text:style-name="P2"><text:s text:c="4"/>- URL: http://localhost:8080/admin/contractors</text:p>
      <text:p text:style-name="P2"><text:s text:c="4"/>- Cross-business contractor analytics</text:p>
      <text:p text:style-name="P2"><text:s text:c="4"/>- Usage tracking and payment history</text:p>
      <text:p text:style-name="P2"><text:s text:c="2"/>3. 💰 Enhanced Payment Visibility</text:p>
      <text:p text:style-name="P2"><text:s text:c="4"/>- Contractor detail views now show payment transaction counts</text:p>
      <text:p text:style-name="P2"><text:s text:c="4"/>- Links to detailed admin views for full payment history</text:p>
      <text:p text:style-name="P2"><text:s text:c="2"/>4. 🔗 Admin Navigation</text:p>
      <text:p text:style-name="P2"><text:s text:c="4"/>- New sidebar menu items: "Personal Finance" and "Global Contractors"</text:p>
      <text:p text:style-name="P2"><text:s text:c="4"/>- Properly protected with system admin permissions</text:p>
      <text:p text:style-name="P2"/>
      <text:p text:style-name="P2"><text:s text:c="2"/>Ready to Test:</text:p>
      <text:p text:style-name="P2"/>
      <text:p text:style-name="P2"><text:s text:c="2"/>The Administrator Access &amp; Global Contractors feature is 100% complete and ready for</text:p>
      <text:p text:style-name="P2"><text:s text:c="2"/>testing at http://localhost:8080!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9-19T12:55:26.572000000</meta:creation-date>
    <dc:date>2025-09-19T13:46:00.289000000</dc:date>
    <meta:editing-duration>PT50M33S</meta:editing-duration>
    <meta:editing-cycles>5</meta:editing-cycles>
    <meta:generator>LibreOffice/24.2.4.2$Windows_X86_64 LibreOffice_project/51a6219feb6075d9a4c46691dcfe0cd9c4fff3c2</meta:generator>
    <meta:document-statistic meta:table-count="0" meta:image-count="0" meta:object-count="0" meta:page-count="19" meta:paragraph-count="608" meta:word-count="3897" meta:character-count="29083" meta:non-whitespace-character-count="23801"/>
  </office:meta>
</office:document-meta>
</file>